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2.221cm" fo:min-width="2.91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1.477cm" fo:min-width="5.02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4.767cm" fo:min-width="9.311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4.767cm" fo:min-width="8.816cm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4.095cm" fo:min-width="8.81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family="Arial" style:font-style-name="Normal" style:font-family-generic="swiss" fo:font-size="20pt" style:font-family-asian="Arial" style:font-style-name-asian="Normal" style:font-family-generic-asian="swiss" style:font-size-asian="20pt" style:font-family-complex="Arial" style:font-style-name-complex="Normal" style:font-family-generic-complex="swiss" style:font-size-complex="20pt"/>
    </style:style>
    <style:style style:name="T2" style:family="text">
      <style:text-properties fo:font-family="Arial" style:font-style-name="Normal" style:font-family-generic="swiss" fo:font-size="24pt" fo:font-weight="bold" style:font-family-asian="Arial" style:font-style-name-asian="Normal" style:font-family-generic-asian="swiss" style:font-size-asian="24pt" style:font-weight-asian="bold" style:font-family-complex="Arial" style:font-style-name-complex="Normal" style:font-family-generic-complex="swiss" style:font-size-complex="24pt" style:font-weight-complex="bold"/>
    </style:style>
    <style:style style:name="T3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0.559cm" svg:y1="5.813cm" svg:x2="10.221cm" svg:y2="5.813cm">
          <text:p/>
        </draw:line>
        <draw:line draw:style-name="gr1" draw:text-style-name="P1" draw:layer="layout" svg:x1="0.559cm" svg:y1="5.813cm" svg:x2="7.853cm" svg:y2="1.367cm">
          <text:p/>
        </draw:line>
        <draw:line draw:style-name="gr1" draw:text-style-name="P2" draw:layer="layout" svg:x1="0.539cm" svg:y1="5.813cm" svg:x2="0.529cm" svg:y2="13.543cm">
          <text:p/>
        </draw:line>
        <draw:path draw:style-name="gr2" draw:text-style-name="P1" draw:layer="layout" svg:width="2.083cm" svg:height="2.314cm" draw:transform="skewX (-0.0439822971502489) rotate (0.950157244785534) translate (4.22500404111794cm 4.54545268491878cm)" svg:viewBox="0 0 2084 2315" svg:d="m0 14476c2261 4 2081-2315 2081-2315">
          <text:p/>
        </draw:path>
        <draw:frame draw:style-name="gr3" draw:text-style-name="P1" draw:layer="layout" svg:width="3.529cm" svg:height="2.471cm" svg:x="3.186cm" svg:y="3.815cm">
          <draw:text-box>
            <text:p text:style-name="P3"><text:span text:style-name="T1">SOURCE</text:span></text:p>
            <text:p text:style-name="P3"><text:span text:style-name="T1">_ALPHA</text:span></text:p>
          </draw:text-box>
        </draw:frame>
        <draw:frame draw:style-name="gr4" draw:text-style-name="P4" draw:layer="layout" svg:width="4.023cm" svg:height="1.825cm" svg:x="2.226cm" svg:y="7.529cm">
          <draw:text-box>
            <text:p><text:span text:style-name="T1">SOURCE</text:span></text:p>
            <text:p><text:span text:style-name="T1">_BETA</text:span></text:p>
          </draw:text-box>
        </draw:frame>
        <draw:path draw:style-name="gr2" draw:text-style-name="P1" draw:layer="layout" svg:width="5.299cm" svg:height="4.824cm" draw:transform="skewX (-0.0136135681655532) rotate (-0.0837758040968979) translate (0.922096733064368cm 5.41005309801737cm)" svg:viewBox="0 0 5300 4825" svg:d="m0 15453c5747 4 5291-4825 5291-4825">
          <text:p/>
        </draw:path>
        <draw:frame draw:style-name="gr5" draw:text-style-name="P5" draw:layer="layout" svg:width="10.154cm" svg:height="5.017cm" svg:x="7.804cm" svg:y="0.401cm">
          <draw:text-box>
            <text:p><text:span text:style-name="T2">z-force source</text:span></text:p>
            <text:p><text:span text:style-name="T3">SOURCE_ALPHA=90° </text:span></text:p>
            <text:p><text:span text:style-name="T3">SOURCE_BETA=90°</text:span></text:p>
            <text:p><text:span text:style-name="T4"/></text:p>
          </draw:text-box>
        </draw:frame>
        <draw:frame draw:style-name="gr6" draw:text-style-name="P5" draw:layer="layout" svg:width="9.642cm" svg:height="5.017cm" svg:x="9.267cm" svg:y="6.108cm">
          <draw:text-box>
            <text:p><text:span text:style-name="T2">x-force source</text:span></text:p>
            <text:p><text:span text:style-name="T3">SOURCE_ALPHA=0° </text:span></text:p>
            <text:p><text:span text:style-name="T3">SOURCE_BETA=90°</text:span></text:p>
            <text:p><text:span text:style-name="T4"/></text:p>
          </draw:text-box>
        </draw:frame>
        <draw:frame draw:style-name="gr7" draw:text-style-name="P5" draw:layer="layout" svg:width="12.029cm" svg:height="4.345cm" svg:x="0.902cm" svg:y="12.429cm">
          <draw:text-box>
            <text:p><text:span text:style-name="T2">y-force source</text:span></text:p>
            <text:p><text:span text:style-name="T3">SOURCE_ALPHA=arbitrary </text:span></text:p>
            <text:p><text:span text:style-name="T3">SOURCE_BETA=0°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cm" fo:page-height="16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722cm" svg:height="7.575cm" svg:x="1.138cm" svg:y="2.485cm" draw:page-number="1"/>
      <draw:page-thumbnail draw:layer="backgroundobjects" svg:width="8.722cm" svg:height="7.575cm" svg:x="1.138cm" svg:y="11.061cm"/>
      <draw:page-thumbnail draw:layer="backgroundobjects" svg:width="8.722cm" svg:height="7.575cm" svg:x="1.138cm" svg:y="19.637cm"/>
      <draw:page-thumbnail draw:layer="backgroundobjects" svg:width="8.722cm" svg:height="7.575cm" svg:x="11.138cm" svg:y="2.485cm"/>
      <draw:page-thumbnail draw:layer="backgroundobjects" svg:width="8.722cm" svg:height="7.575cm" svg:x="11.138cm" svg:y="11.061cm"/>
      <draw:page-thumbnail draw:layer="backgroundobjects" svg:width="8.722cm" svg:height="7.575cm" svg:x="11.138cm" svg:y="19.637cm"/>
    </style:handout-master>
    <style:master-page style:name="Default" style:page-layout-name="PM1" draw:style-name="Mdp1">
      <draw:frame presentation:style-name="Default-title" draw:layer="backgroundobjects" svg:width="17.099cm" svg:height="2.754cm" svg:x="0.95cm" svg:y="0.657cm" presentation:class="title" presentation:placeholder="true">
        <draw:text-box/>
      </draw:frame>
      <draw:frame presentation:style-name="Default-outline1" draw:layer="backgroundobjects" svg:width="17.099cm" svg:height="10.89cm" svg:x="0.95cm" svg:y="3.861cm" presentation:class="outline" presentation:placeholder="true">
        <draw:text-box/>
      </draw:frame>
      <draw:frame presentation:style-name="Mpr1" draw:text-style-name="MP1" draw:layer="backgroundobjects" svg:width="4.426cm" svg:height="1.138cm" svg:x="0.95cm" svg:y="15.0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22cm" svg:height="1.138cm" svg:x="6.498cm" svg:y="15.0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26cm" svg:height="1.138cm" svg:x="13.623cm" svg:y="15.0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07T17:01:55</meta:creation-date>
    <meta:editing-duration>PT00H10M41S</meta:editing-duration>
    <meta:editing-cycles>4</meta:editing-cycles>
    <dc:date>2012-06-20T14:38:28</dc:date>
    <meta:generator>OpenOffice.org/3.2$Unix OpenOffice.org_project/320m21$Build-9319</meta:generator>
    <meta:document-statistic meta:object-count="33"/>
  </office:meta>
</office:document-meta>
</file>